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>
      <style:paragraph-properties style:line-height-at-least="0.0693in"/>
    </style:style>
    <style:style style:name="P5" style:family="paragraph" style:parent-style-name="Standard" style:list-style-name="WWNum3">
      <style:paragraph-properties style:line-height-at-least="0.0693in"/>
    </style:style>
    <style:style style:name="P6" style:family="paragraph" style:parent-style-name="Standard" style:list-style-name="WWNum3">
      <style:paragraph-properties style:line-height-at-least="0.0693in"/>
      <style:text-properties officeooo:paragraph-rsid="001b0aad"/>
    </style:style>
    <style:style style:name="P7" style:family="paragraph" style:parent-style-name="Standard" style:list-style-name="WWNum1">
      <style:paragraph-properties style:line-height-at-least="0.0693in"/>
      <style:text-properties officeooo:paragraph-rsid="00125cf2"/>
    </style:style>
    <style:style style:name="P8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9" style:family="paragraph" style:parent-style-name="Standard">
      <style:paragraph-properties style:line-height-at-least="0.0693in" fo:text-align="center" style:justify-single-word="false"/>
    </style:style>
    <style:style style:name="P10" style:family="paragraph" style:parent-style-name="Standard" style:list-style-name="L3">
      <style:paragraph-properties style:line-height-at-least="0.0693in"/>
      <style:text-properties style:font-name="Times1" fo:font-weight="bold" officeooo:paragraph-rsid="001140d2" style:font-weight-asian="bold" style:font-weight-complex="bold"/>
    </style:style>
    <style:style style:name="P11" style:family="paragraph" style:parent-style-name="Standard" style:list-style-name="L3">
      <style:paragraph-properties style:line-height-at-least="0.0693in"/>
      <style:text-properties style:font-name="Times1" fo:font-weight="bold" officeooo:paragraph-rsid="00123f19" style:font-weight-asian="bold" style:font-weight-complex="bold"/>
    </style:style>
    <style:style style:name="P12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23f19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officeooo:paragraph-rsid="00105c45" style:font-size-asian="12pt" style:font-weight-asian="bold" style:font-name-complex="Helvetica" style:font-size-complex="12pt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4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1" fo:font-weight="bold" officeooo:paragraph-rsid="001140d2" style:font-weight-asian="bold" style:font-weight-complex="bold"/>
    </style:style>
    <style:style style:name="P25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" fo:font-size="12pt" fo:font-weight="normal" officeooo:rsid="00164607" style:font-size-asian="12pt" style:font-weight-asian="normal" style:font-name-complex="Helvetica" style:font-size-complex="12pt" style:font-weight-complex="normal"/>
    </style:style>
    <style:style style:name="T14" style:family="text">
      <style:text-properties style:font-name="Times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15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6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7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8" style:family="text">
      <style:text-properties style:font-name="Times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19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Times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22" style:family="text">
      <style:text-properties style:font-name="Times" fo:font-size="12pt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4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5" style:family="text">
      <style:text-properties style:font-name="Times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6" style:family="text">
      <style:text-properties style:font-name="Times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7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8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9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30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31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48ef5" style:font-weight-asian="normal" style:font-weight-complex="normal"/>
    </style:style>
    <style:style style:name="T34" style:family="text">
      <style:text-properties fo:font-weight="normal" officeooo:rsid="001140d2" style:font-weight-asian="normal" style:font-weight-complex="normal"/>
    </style:style>
    <style:style style:name="T35" style:family="text">
      <style:text-properties fo:font-weight="normal" officeooo:rsid="0011edcf" style:font-weight-asian="normal" style:font-weight-complex="normal"/>
    </style:style>
    <style:style style:name="T36" style:family="text">
      <style:text-properties fo:font-weight="normal" officeooo:rsid="00125cf2" style:font-weight-asian="normal" style:font-weight-complex="normal"/>
    </style:style>
    <style:style style:name="T37" style:family="text">
      <style:text-properties fo:font-weight="normal" officeooo:rsid="00173f43" style:font-weight-asian="normal" style:font-weight-complex="normal"/>
    </style:style>
    <style:style style:name="T38" style:family="text">
      <style:text-properties fo:font-weight="normal" officeooo:rsid="0018f533" style:font-weight-asian="normal" style:font-weight-complex="normal"/>
    </style:style>
    <style:style style:name="T39" style:family="text">
      <style:text-properties officeooo:rsid="00048ef5"/>
    </style:style>
    <style:style style:name="T40" style:family="text">
      <style:text-properties officeooo:rsid="0006f1be"/>
    </style:style>
    <style:style style:name="T41" style:family="text">
      <style:text-properties officeooo:rsid="00081794"/>
    </style:style>
    <style:style style:name="T42" style:family="text">
      <style:text-properties officeooo:rsid="0008c569"/>
    </style:style>
    <style:style style:name="T43" style:family="text">
      <style:text-properties style:font-name="Times1" fo:font-weight="bold" officeooo:rsid="0010124f" style:font-weight-asian="bold" style:font-weight-complex="bold"/>
    </style:style>
    <style:style style:name="T44" style:family="text">
      <style:text-properties style:font-name="Times1" fo:font-weight="bold" officeooo:rsid="00123f19" style:font-weight-asian="bold" style:font-weight-complex="bold"/>
    </style:style>
    <style:style style:name="T45" style:family="text">
      <style:text-properties officeooo:rsid="00105c45" style:font-weight-complex="bold"/>
    </style:style>
    <style:style style:name="T46" style:family="text">
      <style:text-properties officeooo:rsid="001140d2"/>
    </style:style>
    <style:style style:name="T47" style:family="text">
      <style:text-properties officeooo:rsid="001b0a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yan Vincent Beatty</text:p>
      <text:p text:style-name="P9"><text:span text:style-name="T3">301-802-1296 </text:span><text:span text:style-name="T32">|</text:span><text:span text:style-name="T3"> </text:span><text:span text:style-name="Internet_20_link"><text:span text:style-name="T22">rvbeatty@email.wm.edu</text:span></text:span></text:p>
      <text:p text:style-name="P1">8112 Whites Ford Way, Potomac, Maryland 20854</text:p>
      <text:p text:style-name="P9"><text:a xlink:type="simple" xlink:href="https://github.com/RyanBeatty"><text:span text:style-name="Internet_20_link"><text:span text:style-name="T18">https://github.com/RyanBeatty</text:span></text:span></text:a></text:p>
      <text:p text:style-name="P9"/>
      <text:p text:style-name="P17"><text:span text:style-name="T15">EDUCATI</text:span><text:bookmark text:name="_GoBack"/><text:span text:style-name="T15">ON</text:span></text:p>
      <text:p text:style-name="P13"><text:span text:style-name="T23">College of William and Mary</text:span><text:span text:style-name="T24"> – Williamsburg, VA<text:tab/><text:tab/><text:tab/>B.S. Computer Science</text:span></text:p>
      <text:p text:style-name="P12">Major GPA: 3.67<text:tab/><text:tab/><text:tab/><text:tab/><text:tab/><text:tab/><text:tab/><text:tab/><text:tab/>Est. May 2016</text:p>
      <text:p text:style-name="P13"/>
      <text:p text:style-name="P13"><text:span text:style-name="T30">Gonzaga College High School</text:span><text:span text:style-name="T4"> – Washington,</text:span><text:span text:style-name="T1"> D.C<text:tab/>.<text:tab/><text:tab/><text:tab/>Completed: July 2012</text:span></text:p>
      <text:p text:style-name="P13"><text:span text:style-name="T1"/></text:p>
      <text:p text:style-name="P14"><text:span text:style-name="T43">Undergraduate Coursework </text:span><text:span text:style-name="T10">– </text:span><text:span text:style-name="T25">Operating Systems, Systems Programming, </text:span><text:span text:style-name="T26">Network Security, <text:s/>Algorithms, Software Development, </text:span><text:span text:style-name="T25">Programming Languages,</text:span><text:span text:style-name="T26"> Data Structures</text:span></text:p>
      <text:p text:style-name="P13"/>
      <text:p text:style-name="P15"><text:span text:style-name="T47">LANGUAGES AND TECHNOLOGIES</text:span></text:p>
      <text:list xml:id="list135702407" text:style-name="WWNum3">
        <text:list-item>
          <text:p text:style-name="P5"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6"><text:span text:style-name="T4">Django, Flask, Node.js, </text:span><text:span text:style-name="T14">PostgreSQL, Linux/Unix Environment, </text:span><text:span text:style-name="T5">iOS, Android</text:span></text:p>
        </text:list-item>
      </text:list>
      <text:p text:style-name="P23"><text:span text:style-name="T42"/></text:p>
      <text:p text:style-name="P24"><text:span text:style-name="T46">PROJECTS</text:span></text:p>
      <text:list xml:id="list833425595" text:style-name="L3">
        <text:list-item>
          <text:p text:style-name="P10"><text:span text:style-name="T46">Student Taxi Service </text:span><text:span text:style-name="T34">(https://goo.gl/7eO5qf)</text:span><text:span text:style-name="T46"> </text:span><text:span text:style-name="T34">–</text:span><text:span text:style-name="T46"> </text:span><text:span text:style-name="T34">Platform for W&amp;M students to request rides around the Williamsburg area on weekends to discourage drunk driving. Developed using Python, Flask, Android/iOS, </text:span><text:span text:style-name="T38">and </text:span><text:span text:style-name="T34">Twilio.</text:span></text:p>
        </text:list-item>
        <text:list-item>
          <text:p text:style-name="P11"><text:span text:style-name="T46">Stock Music </text:span><text:span text:style-name="T34">(</text:span><text:span text:style-name="T35">https://goo.gl/oWB3MK</text:span><text:span text:style-name="T34">)</text:span><text:span text:style-name="T46"> </text:span><text:span text:style-name="T11">– </text:span><text:span text:style-name="T12">Data visualization</text:span><text:span text:style-name="T34"> project that </text:span><text:span text:style-name="T37">gets</text:span><text:span text:style-name="T34"> stock market </text:span><text:span text:style-name="T36">prices</text:span><text:span text:style-name="T34"> using the Bloomberg API and converts the data points into musical notes that are </text:span><text:span text:style-name="T36">th</text:span><text:span text:style-name="T37">en</text:span><text:span text:style-name="T34"> played </text:span><text:span text:style-name="T35">as a MIDI file</text:span><text:span text:style-name="T34">. Developed using Python, Flask, </text:span><text:span text:style-name="T38">and </text:span><text:span text:style-name="T34">Java</text:span><text:span text:style-name="T35">S</text:span><text:span text:style-name="T34">cript .</text:span></text:p>
        </text:list-item>
      </text:list>
      <text:p text:style-name="P23"><text:span text:style-name="T42"/></text:p>
      <text:p text:style-name="P16"><text:span text:style-name="T45">EMPLOYMENT</text:span></text:p>
      <text:p text:style-name="P21"><text:span text:style-name="T16">Epic Systems<text:tab/> <text:tab/><text:tab/><text:tab/><text:tab/><text:tab/><text:tab/><text:tab/><text:tab/></text:span><text:span text:style-name="T27">Verona, WI</text:span><text:span text:style-name="T16"><text:tab/></text:span></text:p>
      <text:p text:style-name="P20"><text:span text:style-name="T27">Sofware Development Intern</text:span><text:span text:style-name="T19"><text:tab/><text:tab/><text:tab/><text:tab/><text:tab/><text:tab/><text:tab/></text:span><text:span text:style-name="T27">May 2015 – Aug. 2015</text:span></text:p>
      <text:list xml:id="list15591778192" text:style-name="L1">
        <text:list-item>
          <text:p text:style-name="P2">Developed iOS application <text:span text:style-name="T41">that provides an organized workflow for cytogenetics lab technicians to perform tests for genetic disorders.</text:span></text:p>
        </text:list-item>
        <text:list-item>
          <text:p text:style-name="P3"><text:span text:style-name="T41">Developed internal iOS framework for providing a generic interface for task-based specimen testing workflows.</text:span></text:p>
        </text:list-item>
      </text:list>
      <text:p text:style-name="P18"><text:span text:style-name="T39"/></text:p>
      <text:p text:style-name="P19"><text:span text:style-name="T39">American Public Power Association</text:span><text:span text:style-name="T33"><text:tab/><text:tab/><text:tab/><text:tab/><text:tab/>Crystal City, VA</text:span></text:p>
      <text:p text:style-name="P19"><text:span text:style-name="T33">Junior Developer<text:tab/><text:tab/><text:tab/><text:tab/><text:tab/><text:tab/><text:tab/><text:tab/>Nov. 2014 – March 2015</text:span></text:p>
      <text:list xml:id="list779365000" text:style-name="L2">
        <text:list-item>
          <text:p text:style-name="P8"><text:span text:style-name="T28">Responsible for developing and maintaining features for the eReliability Tracker, an enhanced, web-based version of APPA's Reliability Tracker software.</text:span></text:p>
        </text:list-item>
      </text:list>
      <text:p text:style-name="P4"/>
      <text:p text:style-name="P22"><text:span text:style-name="T17">PBS: Public Broadcasting Service</text:span><text:span text:style-name="T20"><text:tab/><text:tab/><text:tab/><text:tab/><text:tab/><text:tab/>Crystal City, VA</text:span></text:p>
      <text:p text:style-name="P22"><text:span text:style-name="T20">Software Development Intern<text:tab/><text:tab/><text:tab/><text:tab/><text:tab/><text:tab/>May 2014 – August 2014</text:span></text:p>
      <text:list xml:id="list15591778191" text:style-name="WWNum1">
        <text:list-item>
          <text:p text:style-name="P7"><text:soft-page-break/><text:span text:style-name="T7">Helped develop </text:span><text:span text:style-name="T30">Agora</text:span><text:span text:style-name="T4"> (</text:span><text:span text:style-name="Internet_20_link"><text:span text:style-name="T21">https://goo.gl/z64NvZ</text:span></text:span><text:span text:style-name="T4">)</text:span><text:span text:style-name="T7">,</text:span><text:span text:style-name="T4"> </text:span><text:span text:style-name="T7">a </text:span><text:span text:style-name="T4">batch analyzer of video stream logs </text:span><text:span text:style-name="T7">that l</text:span><text:span text:style-name="T4">everages AWS's Elastic MapReduce to process video player events.</text:span></text:p>
        </text:list-item>
        <text:list-item>
          <text:p text:style-name="P7"><text:span text:style-name="T8">Maintained </text:span><text:span text:style-name="T31">Pycaption </text:span><text:span text:style-name="T8">(</text:span><text:span text:style-name="Internet_20_link"><text:span text:style-name="T21">https://goo.gl/fDj0AK</text:span></text:span><text:span text:style-name="T8">), a </text:span><text:span text:style-name="T9">python</text:span><text:span text:style-name="T8"> library </text:span><text:span text:style-name="T13">that</text:span><text:span text:style-name="T8"> convert</text:span><text:span text:style-name="T13">s</text:span><text:span text:style-name="T8"> closed captioning files </text:span><text:span text:style-name="T13">to different formats</text:span><text:span text:style-name="T8">, by adding Unicode support and fixing CC files </text:span><text:span text:style-name="T9">support</text:span><text:span text:style-name="T8">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9:46:37</dc:date>
    <meta:editing-cycles>36</meta:editing-cycles>
    <meta:editing-duration>PT1H49M55S</meta:editing-duration>
    <meta:generator>LibreOffice/3.6$Linux_X86_64 LibreOffice_project/360m1$Build-2</meta:generator>
    <meta:document-statistic meta:table-count="0" meta:image-count="0" meta:object-count="0" meta:page-count="2" meta:paragraph-count="27" meta:word-count="297" meta:character-count="2168" meta:non-whitespace-character-count="1857"/>
    <meta:template xlink:type="simple" xlink:actuate="onRequest" xlink:title="Normal.dotm" xlink:href=""/>
  </office:meta>
</office:document-meta>
</file>